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JARDOTTY" svg:font-family="JARDOTTY" style:font-pitch="variable"/>
    <style:font-face style:name="Linux Libertine O" svg:font-family="'Linux Libertine O'" style:font-pitch="variable"/>
    <style:font-face style:name="Streetwear" svg:font-family="Streetwear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.106cm" fo:margin-bottom="0.106cm" loext:contextual-spacing="false" style:line-height-at-least="0.353cm" fo:text-align="start" style:justify-single-word="false"/>
      <style:text-properties fo:font-size="14pt" officeooo:rsid="000515e9" officeooo:paragraph-rsid="000aef49" style:font-size-asian="14pt" style:font-size-complex="14pt"/>
    </style:style>
    <style:style style:name="P2" style:family="paragraph" style:parent-style-name="Standard">
      <style:paragraph-properties fo:margin-top="0.106cm" fo:margin-bottom="0.106cm" loext:contextual-spacing="false" style:line-height-at-least="0.353cm" fo:text-align="start" style:justify-single-word="false"/>
      <style:text-properties style:font-name="Streetwear" fo:font-size="22pt" officeooo:rsid="000515e9" officeooo:paragraph-rsid="000aef49" style:font-size-asian="22pt" style:font-size-complex="22pt"/>
    </style:style>
    <style:style style:name="P3" style:family="paragraph" style:parent-style-name="Standard">
      <style:paragraph-properties fo:margin-top="0.106cm" fo:margin-bottom="0.106cm" loext:contextual-spacing="false" style:line-height-at-least="0.353cm" fo:text-align="justify" style:justify-single-word="false"/>
      <style:text-properties style:font-name="Linux Libertine O" fo:font-size="15pt" officeooo:paragraph-rsid="000eac39" style:font-size-asian="15pt" style:font-name-complex="Garamond" style:font-size-complex="15pt"/>
    </style:style>
    <style:style style:name="P4" style:family="paragraph" style:parent-style-name="Standard">
      <style:paragraph-properties fo:margin-top="0.106cm" fo:margin-bottom="0.106cm" loext:contextual-spacing="false" style:line-height-at-least="0.353cm" fo:text-align="justify" style:justify-single-word="false" fo:break-before="page"/>
      <style:text-properties style:font-name="Garamond" fo:font-size="10pt" officeooo:paragraph-rsid="000eac39" style:font-size-asian="10pt" style:font-name-complex="Garamond" style:font-size-complex="15pt"/>
    </style:style>
    <style:style style:name="T1" style:family="text">
      <style:text-properties style:font-name="Impact"/>
    </style:style>
    <style:style style:name="T2" style:family="text">
      <style:text-properties style:font-name="Impact" officeooo:rsid="000a362c"/>
    </style:style>
    <style:style style:name="T3" style:family="text">
      <style:text-properties style:font-name="Impact" officeooo:rsid="000eac39"/>
    </style:style>
    <style:style style:name="T4" style:family="text">
      <style:text-properties officeooo:rsid="000a362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00d3c" style:font-style-asian="italic" style:font-weight-asian="bold" style:font-style-complex="italic" style:font-weight-complex="bold"/>
    </style:style>
    <style:style style:name="T7" style:family="text">
      <style:text-properties style:font-name="JARDOTTY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</text:p>
      <text:p text:style-name="P2"><text:span text:style-name="T1">Chapter XX</text:span><text:span text:style-name="T2">V</text:span><text:span text:style-name="T3">I</text:span> – <text:span text:style-name="T4">The Kingship of Christ</text:span></text:p>
      <text:p text:style-name="P3">1. Because man is a rational animal, he is also a <text:s/>_ _ _ _ _ _ _ <text:s/>animal.</text:p>
      <text:p text:style-name="P3">2. Society comes from God (<text:span text:style-name="T7">directly</text:span>) (<text:span text:style-name="T7">indirectly</text:span>).</text:p>
      <text:p text:style-name="P3">3. The Feast of Christ the King was established in the year _ _ _ _ .</text:p>
      <text:p text:style-name="P3">4. It was established to make reparation for the sin of national <text:s/>_ _ _ _ _ _ _ .</text:p>
      <text:p text:style-name="P3">5. It was the prophet <text:s/>_ _ _ _ _ _ _ <text:s/>who spoke of Christ as “the prince of peace.”</text:p>
      <text:p text:style-name="P3">6. It was the prophet <text:s/>_ _ _ _ _ _ _ <text:s/>who foretold Our Lord's entry into Jerusalem.</text:p>
      <text:p text:style-name="P3">7. At His trial, Christ said to Pilate: “My kingdom is not of <text:s/>_ _ _ _ _ _ _ .”</text:p>
      <text:p text:style-name="P3">8. Christ has two titles to kingship: that of <text:s/>_ _ _ _ _ _ _ <text:s/>and that of <text:s/>_ _ _ _ _ _ _ .</text:p>
      <text:p text:style-name="P3">9. Scripture calls Christ the “King of <text:s/>_ _ _ _ _ _ _ .”</text:p>
      <text:p text:style-name="P3">10. Christ (<text:span text:style-name="T7">has</text:span>) (<text:span text:style-name="T7">has not</text:span>) a temporal royalty over the world.</text:p>
      <text:p text:style-name="P3">11. The royalty which He exercised was a (<text:span text:style-name="T7">temporal</text:span>) (<text:span text:style-name="T7">spiritual</text:span>) one.</text:p>
      <text:p text:style-name="P3">12. Christ calls His commandment of love a “ _ _ _ _ _ _ _ <text:s/>commandment.”</text:p>
      <text:p text:style-name="P3">13. A man (<text:span text:style-name="T7">can</text:span>) (<text:span text:style-name="T7">cannot</text:span>) be neutral in regard to Christ.</text:p>
      <text:p text:style-name="P3">14. Christ exercises His royalty for the noblest of ends: to leads us to <text:s/>_ _ _ _ _ _ _ .</text:p>
      <text:p text:style-name="P3">15. The state (<text:span text:style-name="T7">has a right</text:span>) (<text:span text:style-name="T7">has not any right</text:span>) to prevent Christ's religion from being taught in schools.</text:p>
      <text:p text:style-name="P3">16. The state (<text:span text:style-name="T7">has a right</text:span>) (<text:span text:style-name="T7">has not any right</text:span>) to prevent the Catholic Church from teaching, sanctifying and governing men in such a way as to lead them to heaven.</text:p>
      <text:p text:style-name="P3">17. The Church gets its right to teach us from (<text:span text:style-name="T7">God</text:span>) (<text:span text:style-name="T7">the state</text:span>).</text:p>
      <text:p text:style-name="P3">18. In virtue of the indelible <text:s/>_ _ _ _ _ _ _ <text:s/>given me by baptism, I belong wholly to Christ.</text:p>
      <text:p text:style-name="P3">19. The character given me by the sacrament of <text:s/>_ _ _ _ _ _ _ <text:s/>makes me a soldier of Christ.</text:p>
      <text:p text:style-name="P3">20. I can influence others most by my (<text:span text:style-name="T7">instruction</text:span>) (<text:span text:style-name="T7">example</text:span>).</text:p>
      <text:p text:style-name="P4">1. Because man is a rational animal, he is also a (<text:span text:style-name="T6">social</text:span>) animal. 2. Society comes from God (directly) (<text:span text:style-name="T5">indirectly</text:span>). 3. The Feast of Christ the King was established in the year (<text:span text:style-name="T6">1925</text:span>). 4. It was established to make reparation for the sin of national (<text:span text:style-name="T6">apostasy</text:span>). 5. It was the prophet (<text:span text:style-name="T6">Isaias</text:span>) who spoke of Christ as “the prince of peace.” 6. It was the prophet (<text:span text:style-name="T6">Zacharias</text:span>) who foretold Our Lord's entry into Jerusalem. 7. At His trial, Christ said to Pilate: “My kingdom is not of (<text:span text:style-name="T6">this world</text:span>).” 8. Christ has two titles to kingship: that of (<text:span text:style-name="T6">birth</text:span>) and that of (<text:span text:style-name="T6">conquest</text:span>). 9. Scripture calls Christ the “King of (<text:span text:style-name="T6">nations</text:span>).” 10. Christ (<text:span text:style-name="T5">has</text:span>) (has not) a temporal royalty over the world. 11. The royalty which He exercised was a (temporal) (<text:span text:style-name="T5">spiritual</text:span>) one. 12. Christ calls His commandment of love a “(<text:span text:style-name="T6">new</text:span>) commandment.” 13. A man (can) (<text:span text:style-name="T5">cannot</text:span>) be neutral in regard to Christ. 14. Christ exercises His royalty for the noblest of ends: to leads us to (<text:span text:style-name="T6">heaven</text:span>). 15. The state (has a right) (<text:span text:style-name="T5">has not any right</text:span>) to prevent Christ's religion from being taught in schools. 16. The state (has a right) (<text:span text:style-name="T5">has not any right</text:span>) to prevent the Catholic Church from teaching, sanctifying and governing men in such a way as to lead them to heaven. 17. The Church gets its right to teach us from (<text:span text:style-name="T5">God</text:span>) (the state). 18. In virtue of the indelible (<text:span text:style-name="T6">character</text:span>) given me by baptism, I belong wholly to Christ. 19. The character given me by the sacrament of (<text:span text:style-name="T6">confirmation</text:span>) makes me a soldier of Christ. 20. I can influence others most by my (instruction) (<text:span text:style-name="T5">example</text:span>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JARDOTTY" svg:font-family="JARDOTTY" style:font-pitch="variable"/>
    <style:font-face style:name="Linux Libertine O" svg:font-family="'Linux Libertine O'" style:font-pitch="variable"/>
    <style:font-face style:name="Streetwear" svg:font-family="Streetwear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9T11:08:42.675805579</meta:creation-date>
    <dc:date>2016-03-16T12:20:11.655226447</dc:date>
    <meta:editing-duration>PT50M23S</meta:editing-duration>
    <meta:editing-cycles>5</meta:editing-cycles>
    <meta:generator>LibreOffice/4.3.3.2$Linux_X86_64 LibreOffice_project/430m0$Build-2</meta:generator>
    <meta:print-date>2016-03-09T11:12:06.970821735</meta:print-date>
    <meta:document-statistic meta:table-count="0" meta:image-count="0" meta:object-count="0" meta:page-count="2" meta:paragraph-count="23" meta:word-count="636" meta:character-count="3180" meta:non-whitespace-character-count="2548"/>
  </office:meta>
</office:document-meta>
</file>